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7f60" officeooo:paragraph-rsid="001a7f60"/>
    </style:style>
    <style:style style:name="P2" style:family="paragraph" style:parent-style-name="Text_20_body">
      <style:text-properties fo:font-size="12pt" officeooo:rsid="001a7f60" officeooo:paragraph-rsid="001a7f60" style:font-size-asian="10.5pt" style:font-size-complex="12pt"/>
    </style:style>
    <style:style style:name="P3" style:family="paragraph" style:parent-style-name="Text_20_body">
      <style:text-properties officeooo:rsid="001bd721" officeooo:paragraph-rsid="001bd721"/>
    </style:style>
    <style:style style:name="P4" style:family="paragraph" style:parent-style-name="Text_20_body">
      <style:text-properties fo:font-weight="normal" officeooo:rsid="001f17e1" officeooo:paragraph-rsid="001f17e1" style:font-weight-asian="normal" style:font-weight-complex="normal"/>
    </style:style>
    <style:style style:name="P5" style:family="paragraph" style:parent-style-name="Text_20_body">
      <style:text-properties fo:font-weight="normal" officeooo:rsid="001fb2b5" officeooo:paragraph-rsid="001fb2b5" style:font-weight-asian="normal" style:font-weight-complex="normal"/>
    </style:style>
    <style:style style:name="P6" style:family="paragraph" style:parent-style-name="Text_20_body">
      <style:text-properties officeooo:rsid="001d6167" officeooo:paragraph-rsid="001d6167"/>
    </style:style>
    <style:style style:name="P7" style:family="paragraph" style:parent-style-name="Text_20_body">
      <style:text-properties officeooo:rsid="001f17e1" officeooo:paragraph-rsid="001f17e1"/>
    </style:style>
    <style:style style:name="P8" style:family="paragraph" style:parent-style-name="Text_20_body">
      <style:text-properties officeooo:rsid="001f17e1" officeooo:paragraph-rsid="001fb2b5"/>
    </style:style>
    <style:style style:name="P9" style:family="paragraph" style:parent-style-name="Heading_20_1">
      <style:text-properties officeooo:rsid="001a7f60" officeooo:paragraph-rsid="001a7f60"/>
    </style:style>
    <style:style style:name="P10" style:family="paragraph" style:parent-style-name="Heading_20_2">
      <style:text-properties officeooo:rsid="001a7f60" officeooo:paragraph-rsid="001a7f60"/>
    </style:style>
    <style:style style:name="P11" style:family="paragraph" style:parent-style-name="Heading_20_3">
      <style:text-properties fo:font-size="12pt" officeooo:rsid="001a7f60" officeooo:paragraph-rsid="001a7f60" style:font-size-asian="10.5pt" style:font-size-complex="12pt"/>
    </style:style>
    <style:style style:name="P12" style:family="paragraph" style:parent-style-name="Text_20_body">
      <style:text-properties fo:font-size="12pt" officeooo:rsid="001a7f60" officeooo:paragraph-rsid="001a7f60" style:font-size-asian="10.5pt" style:font-size-complex="12pt"/>
    </style:style>
    <style:style style:name="P13" style:family="paragraph" style:parent-style-name="Text_20_body">
      <style:text-properties fo:font-size="12pt" officeooo:rsid="001bd721" officeooo:paragraph-rsid="001bd721" style:font-size-asian="10.5pt" style:font-size-complex="12pt"/>
    </style:style>
    <style:style style:name="P14" style:family="paragraph" style:parent-style-name="Text_20_body">
      <style:text-properties fo:font-size="12pt" fo:font-weight="bold" officeooo:rsid="001bd721" officeooo:paragraph-rsid="001bd721" style:font-size-asian="10.5pt" style:font-weight-asian="bold" style:font-size-complex="12pt" style:font-weight-complex="bold"/>
    </style:style>
    <style:style style:name="P15" style:family="paragraph" style:parent-style-name="Text_20_body">
      <style:text-properties fo:font-size="12pt" fo:font-weight="bold" officeooo:rsid="001d6167" officeooo:paragraph-rsid="001d6167" style:font-size-asian="10.5pt" style:font-weight-asian="bold" style:font-size-complex="12pt" style:font-weight-complex="bold"/>
    </style:style>
    <style:style style:name="P16" style:family="paragraph" style:parent-style-name="Text_20_body">
      <style:text-properties fo:font-size="12pt" fo:font-weight="normal" officeooo:rsid="001bd721" officeooo:paragraph-rsid="001bd721" style:font-size-asian="10.5pt" style:font-weight-asian="normal" style:font-size-complex="12pt" style:font-weight-complex="normal"/>
    </style:style>
    <style:style style:name="P17" style:family="paragraph" style:parent-style-name="Text_20_body">
      <style:text-properties fo:font-size="12pt" fo:font-weight="normal" officeooo:rsid="001d6167" officeooo:paragraph-rsid="001d6167" style:font-size-asian="10.5pt" style:font-weight-asian="normal" style:font-size-complex="12pt" style:font-weight-complex="normal"/>
    </style:style>
    <style:style style:name="P18" style:family="paragraph" style:parent-style-name="Text_20_body">
      <style:text-properties fo:font-weight="normal" officeooo:rsid="001f17e1" officeooo:paragraph-rsid="001f17e1" style:font-weight-asian="normal" style:font-weight-complex="normal"/>
    </style:style>
    <style:style style:name="P19" style:family="paragraph" style:parent-style-name="Text_20_body">
      <style:text-properties fo:font-weight="normal" officeooo:rsid="002000f0" officeooo:paragraph-rsid="002000f0" style:font-weight-asian="normal" style:font-weight-complex="normal"/>
    </style:style>
    <style:style style:name="T1" style:family="text">
      <style:text-properties fo:font-size="12pt" style:font-size-asian="10.5pt" style:font-size-complex="12pt"/>
    </style:style>
    <style:style style:name="T2" style:family="text">
      <style:text-properties fo:font-size="12pt" officeooo:rsid="001bd721" style:font-size-asian="10.5pt" style:font-size-complex="12pt"/>
    </style:style>
    <style:style style:name="T3" style:family="text">
      <style:text-properties officeooo:rsid="001d6167"/>
    </style:style>
    <style:style style:name="T4" style:family="text">
      <style:text-properties fo:font-weight="bold" style:font-weight-asian="bold" style:font-weight-complex="bold"/>
    </style:style>
    <style:style style:name="T5" style:family="text">
      <style:text-properties officeooo:rsid="001fb2b5"/>
    </style:style>
    <style:style style:name="T6" style:family="text">
      <style:text-properties style:text-underline-style="solid" style:text-underline-width="auto" style:text-underline-color="font-color"/>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ANÁLISIS FUNCIONAL DE HYGGE: PLATAFORMA PARA GESTIÓN DE ESPACIOS</text:h>
      <text:h text:style-name="P10" text:outline-level="2">DESCRIPCIÓN</text:h>
      <text:p text:style-name="P2">Hygge es una plataforma web para la gestión de espacios, ya sean hoteles, chalets, restaurantes etc.</text:p>
      <text:p text:style-name="P2">Este contiene información muy detallada sobre los mismos, ya sea desde el aforo o la accesibilidad al espacio hasta la posibilidad de llevar alcohol propio o de proporcionar equipamiento extra como proyectores o altavoces.</text:p>
      <text:p text:style-name="P2">Además, Hygge dará la oportunidad a los usuarios de valorar los espacios que ya hayan disfrutado, almacenando estas reviews y permitiendo a otros usuarios guiarse por ellas.</text:p>
      <text:p text:style-name="P2">Los usuarios de la plataforma pueden no estar registrados, pero tendrán limitaciones a la hora de usarla. No podrán tener acceso a la ficha del espacio (con su descripción e información detallada) ni visualizar los ratings de los mismos.</text:p>
      <text:h text:style-name="P10" text:outline-level="2">FUNCIONAMIENTO</text:h>
      <text:p text:style-name="P1">El funcionamiento se diferencia dependiendo del tipo de usuario que se use. Tanto interfaz como funcionalidades.</text:p>
      <text:h text:style-name="P11" text:outline-level="3">USUARIO ANÓNIMO</text:h>
      <text:p text:style-name="P2">Es el usuario que todavía no se ha registrado en Hygge.</text:p>
      <text:p text:style-name="P1"><text:span text:style-name="T1">El usuario anónimo puede navegar por el landing de Hygge, donde encontrará un buscador que le permite buscar y filtrar espacios bajo diferentes filtros de búsqueda, como el nombre, la localidad, el tipo, </text:span><text:span text:style-name="T2">equipamiento...</text:span></text:p>
      <text:p text:style-name="P1"><text:span text:style-name="T1">También tiene a su disposición la opción de registrarse a través del botón de “</text:span><text:span text:style-name="T2">Ingresa</text:span><text:span text:style-name="T1">”, </text:span><text:span text:style-name="T2">donde se le da la opción de crearse una cuenta si no dispone de una para iniciar sesión.</text:span></text:p>
      <text:p text:style-name="P13">El registro tiene lugar completando un formulario donde se le piden los datos mínimos estrictamente necesarios, una vez completado y enviado, el usuario recibirá un email de registro.</text:p>
      <text:p text:style-name="P13">Una vez activada la cuenta a través del link proporcionado en el email, el usuario podrá disfrutar de todas las ventajas de ser un USUARIO REGISTRADO.</text:p>
      <text:p text:style-name="P14">USUARIO REGISTRADO</text:p>
      <text:p text:style-name="P16">El usuario registrado puede exprimir al 100% el potencial de Hygge.</text:p>
      <text:p text:style-name="P16">Al igual que el anónimo, puede filtrar y buscar los espacios y acceder a la lista de ellos, pero, en las previews de los mismos el usuario registrado podrá ver la puntuación en estrellas de los espacios, (a diferencia del anónimo, que sólo visualiza localidad, foto y nombre) permitiéndole ser más selectivo con su espacio.</text:p>
      <text:p text:style-name="P17">Podrá modificar su perfil, añadiendo información extra, ya sea personal, como direcciones y métodos de pago, o algo más decorativo, como una foto de perfil.</text:p>
      <text:p text:style-name="P16">También podrá acceder a la ficha del espacio.</text:p>
      <text:p text:style-name="P16"><text:soft-page-break/>En esta dispondrá entre otras muchas cosas de una descripción detallada del mismo, de más imágenes, de reglas y normativa, precios y de todos los servicios y equipamientos que el espacio proporciona.</text:p>
      <text:p text:style-name="P16">Y por supuesto, podrá indicar las fechas en las que desea disponer del espacio y comenzar el proceso de reserva del mismo.</text:p>
      <text:p text:style-name="P15">USUARIO ADMINISTRADOR</text:p>
      <text:p text:style-name="P17">Este usuario es único y pertenece a Hygge.</text:p>
      <text:p text:style-name="P17">Tendrá el poder de introducir en la plataforma la información necesaria sobre los espacios, aunque el detalle de la información depende en gran medida de la que el espacio desee compartir con nosotros.</text:p>
      <text:p text:style-name="P17">Podrá eliminar y añadir información sobre los espacios cuando lo desee.</text:p>
      <text:p text:style-name="P17">También tiene como deber comprobar las reservas hechas por los usuarios y, en base a la disponibilidad del espacio, aceptarlas o rechazarlas.</text:p>
      <text:h text:style-name="Heading_20_3" text:outline-level="3">FUNCIONALIDAD</text:h>
      <text:p text:style-name="P3">En la <text:span text:style-name="T4">página principal</text:span> <text:span text:style-name="T3">se ubica el logo de Hygge, un link que proporciona información sobre la plataforma, el botón de “Ingresa” que da lugar a un pop-up para el inicio de sesión con email y password y a la posibilidad de registrarse o de recuperar la contraseña si el usuario la ha olvidado.</text:span></text:p>
      <text:p text:style-name="P6">Para el registro es necesario cubrir un formulario donde se pide nombre, apellidos, email y contraseña. Más tarde se podrán modificar en caso de necesitarlo.</text:p>
      <text:p text:style-name="P6">Justo debajo del header se localiza un pequeño buscador que permite comenzar la búsqueda con 3 pequeños filtros: ciudad, fecha e invitados.</text:p>
      <text:p text:style-name="P6">También se pueden observar los diferentes tipos de eventos que suelen buscar espacio en Hygge, clickando en estos bloques se accede directamente a los espacios preparados para ese tipo de evento, haciendo mucho más sencilla y directa la búsqueda.</text:p>
      <text:p text:style-name="P6">A continuación se proporciona un botón “Contáctanos” que permite al usuario ponerse en contacto con el equipo de Hygge si desea obtener más información sobre nuestros servicios o si quiere publicar su espacio en el mismo.</text:p>
      <text:p text:style-name="P6">Finalmente proporcionamos un pequeño esquema con iconos en el que explicamos el funcionamiento de la plataforma en 3 sencillos pasos. Además de una lista con nuestros clientes VIP y un footer con el logo y links a toda la normativa legal necesaria y de interés para el consumidor.</text:p>
      <text:p text:style-name="P8">Si el usuario esta registrado y logeado, podrá <text:span text:style-name="T5">cerrar sesión o </text:span>acceder a su perfil con un botón en la parte derecha del header.</text:p>
      <text:p text:style-name="P7">Dentro de su <text:span text:style-name="T4">perfil </text:span>podrá modificar sus datos personales y/o añadir otros que no se han añadido en el momento del registro. </text:p>
      <text:p text:style-name="P7">También podrá cambiar el email relacionado con la cuenta o su contraseña.</text:p>
      <text:p text:style-name="P7">Además de añadir diferentes métodos de pago predeterminados para facilitar y agilizar el pago de las reservas. Por supuesto, estos métodos pueden ser borrados de nuestra base de datos cuando el usuario lo desee.</text:p>
      <text:p text:style-name="P7"><text:soft-page-break/>Una vez usado el buscador de la página principal, se accede a la <text:span text:style-name="T4">página de búsqueda</text:span>.</text:p>
      <text:p text:style-name="P7">En ella se dispone de un mapa en la parte derecha de la pantalla (menos en móviles en orientación vertical) donde se puede ver la localización de los espacios que anunciamos. Este estará fijado a la parte derecha de la pantalla en todo momento, solo los filtros y la lista de espacios tienen scroll vertical.</text:p>
      <text:p text:style-name="P7">También se dispone a la izquierda de un filtro avanzado mucho más detallado para concretar la búsqueda, estos filtros se aplican automáticamente una vez introducidos.</text:p>
      <text:p text:style-name="P7">Justo debajo de los filtros se dispones de la lista de espacios que cumplen los criterios de búsqueda especificados por el usuario, estos aparecen en una tarjeta donde se puede observar las fotos del mismo, su nombre, su ciudad y, en el caso de estar registrado, su valoración.</text:p>
      <text:p text:style-name="P7">Si se clicka en una de las tarjetas, se accede a la <text:span text:style-name="T4">ficha del espacio.</text:span></text:p>
      <text:p text:style-name="P4">En esta el usuario disfrutará de toda la información disponible del espacio, además de poder visualizar las fotos en HD.</text:p>
      <text:p text:style-name="P4">La información se distribuye en varias categorías, situadas en desplegables para mayor comodidad.</text:p>
      <text:p text:style-name="P4">En la parte inferior de la página se sitúan las valoraciones de los usuarios, con una puntuación de 1 a 5 estrellas y un comentario sobre el espacio.</text:p>
      <text:p text:style-name="P4">Justo debajo de las imágenes está un calendario con la disponibilidad del espacio. El usuario marcará en el mismo los días que desea reversar y justo debajo en un desplegable las franjas horarias de las que quiere disponer.</text:p>
      <text:p text:style-name="P4">También dispone de un bloque de texto donde puede dejar comentarios sobre la reserva.</text:p>
      <text:p text:style-name="P4">Finalmente está el botón de<text:span text:style-name="T4"> confirmar reserva.</text:span></text:p>
      <text:p text:style-name="P4">Una vez realizada la reserva el usuario recibirá un correo confirmando que hemos recibido su petición correctamente en nuestros servidores.</text:p>
      <text:p text:style-name="P4">En este momento el usuario admin contactará con el espacio y comprobará la disponibilidad del mismo en los días y horas exigidas por el cliente. En el caso de que el espacio no esté disponible, la reserva será rechazada y el usuario recibirá un correo informando de esta cancelación.</text:p>
      <text:p text:style-name="P4">Si la reserva es confirmada, el usuario recibirá un correo dando la buena noticia, donde se le indicará además un link para acceder a la página de pago y así finalizar la reserva por completo.</text:p>
      <text:p text:style-name="P19">Si el espacio ya está ocupado en esa fecha y no puede ser confirmada su reserva, recibirá un correo informando de la situación y dándole la opción de modificar la reserva o escoger otro Hygge.</text:p>
      <text:p text:style-name="P4">Al clickar en este link, se accede a la<text:span text:style-name="T4"> página de pago.</text:span></text:p>
      <text:p text:style-name="P5">En esta el usuario podrá escoger un método de pago de los que tenga almacenados en su cuenta, o añadir in-situ un método nuevo.</text:p>
      <text:p text:style-name="P5">Una vez realizado el pago el proceso está completo, el usuario recibirá un correo indicando el éxito de la reserva y del pago. </text:p>
      <text:p text:style-name="P5">Sólo queda esperar a que disfrute de su espacio.</text:p>
      <text:p text:style-name="P5">Pasado el día de reserva, se le dará la opción de realizar una valoración del espacio disfrutado.</text:p>
      <text:p text:style-name="P5"><text:soft-page-break/>Podrá hacerse directamente desde la plataforma de Hygge, pero, por si el usuario no recuerda esta función, se le enviará un correo invitándole a realizarla.</text:p>
      <text:p text:style-name="P5">En la <text:span text:style-name="T4">página de rating </text:span>podrá valorar del 1-5 y además escribir un comentario sobre la experiencia y el lugar. Esta valoración será guardada y publicada en la ficha de dicho espacio al momen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05:53:38.650031811</meta:creation-date>
    <dc:date>2021-11-30T13:05:28.213231349</dc:date>
    <meta:editing-duration>PT1H51M49S</meta:editing-duration>
    <meta:editing-cycles>2</meta:editing-cycles>
    <meta:generator>LibreOffice/6.4.7.2$Linux_X86_64 LibreOffice_project/40$Build-2</meta:generator>
    <meta:document-statistic meta:table-count="0" meta:image-count="0" meta:object-count="0" meta:page-count="4" meta:paragraph-count="59" meta:word-count="1387" meta:character-count="8254" meta:non-whitespace-character-count="6924"/>
  </office:meta>
</office:document-meta>
</file>